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7"/>
    <style:style style:name="ce4" style:family="table-cell" style:parent-style-name="Default" style:data-style-name="N129"/>
    <style:style style:name="ce5" style:family="table-cell" style:parent-style-name="Default" style:data-style-name="N131"/>
    <style:style style:name="ce6" style:family="table-cell" style:parent-style-name="Default" style:data-style-name="N13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 of Subscribers</text:p>
          </table:table-cell>
          <table:table-cell office:value-type="string" calcext:value-type="string">
            <text:p>Publisher Time</text:p>
          </table:table-cell>
          <table:table-cell office:value-type="string" calcext:value-type="string">
            <text:p>Subscriber Time</text:p>
          </table:table-cell>
          <table:table-cell office:value-type="string" calcext:value-type="string">
            <text:p>Difference(s)</text:p>
          </table:table-cell>
          <table:table-cell table:style-name="Default"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1.013691" calcext:value-type="float">
            <text:p>51.013691</text:p>
          </table:table-cell>
          <table:table-cell office:value-type="float" office:value="54.562697" calcext:value-type="float">
            <text:p>54.562697</text:p>
          </table:table-cell>
          <table:table-cell table:formula="of:=[.C2]-[.B2]" office:value-type="float" office:value="3.549006" calcext:value-type="float">
            <text:p>3.549006</text:p>
          </table:table-cell>
          <table:table-cell table:style-name="Default" table:formula="of:=[.A2]/[.D2]" office:value-type="float" office:value="281769.0361752" calcext:value-type="float">
            <text:p>281769.0361752</text:p>
          </table:table-cell>
          <table:table-cell table:number-columns-repeated="2"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49.662688" calcext:value-type="float">
            <text:p>49.662688</text:p>
          </table:table-cell>
          <table:table-cell office:value-type="float" office:value="53.950918" calcext:value-type="float">
            <text:p>53.950918</text:p>
          </table:table-cell>
          <table:table-cell table:style-name="ce3" table:formula="of:=[.C3]-[.B3]" office:value-type="float" office:value="4.28823" calcext:value-type="float">
            <text:p>4.288230</text:p>
          </table:table-cell>
          <table:table-cell table:style-name="ce5" table:formula="of:=[.A3]/[.D3]" office:value-type="float" office:value="279835.73642272" calcext:value-type="float">
            <text:p>279835.7364227</text:p>
          </table:table-cell>
          <table:table-cell table:number-columns-repeated="2"/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43.968099" calcext:value-type="float">
            <text:p>43.968099</text:p>
          </table:table-cell>
          <table:table-cell office:value-type="float" office:value="48.739487" calcext:value-type="float">
            <text:p>48.739487</text:p>
          </table:table-cell>
          <table:table-cell table:formula="of:=[.C4]-[.B4]" office:value-type="float" office:value="4.77138799999999" calcext:value-type="float">
            <text:p>4.771388</text:p>
          </table:table-cell>
          <table:table-cell table:style-name="ce5" table:formula="of:=[.A4]/[.D4]" office:value-type="float" office:value="272457.406524056" calcext:value-type="float">
            <text:p>272457.4065241</text:p>
          </table:table-cell>
          <table:table-cell table:number-columns-repeated="2"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49.337816" calcext:value-type="float">
            <text:p>49.337816</text:p>
          </table:table-cell>
          <table:table-cell table:style-name="ce3" office:value-type="float" office:value="54.87482" calcext:value-type="float">
            <text:p>54.874820</text:p>
          </table:table-cell>
          <table:table-cell table:formula="of:=[.C5]-[.B5]" office:value-type="float" office:value="5.537004" calcext:value-type="float">
            <text:p>5.537004</text:p>
          </table:table-cell>
          <table:table-cell table:style-name="ce5" table:formula="of:=[.A5]/[.D5]" office:value-type="float" office:value="270904.626400848" calcext:value-type="float">
            <text:p>270904.6264008</text:p>
          </table:table-cell>
          <table:table-cell table:number-columns-repeated="2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9.641085" calcext:value-type="float">
            <text:p>39.641085</text:p>
          </table:table-cell>
          <table:table-cell office:value-type="float" office:value="59.157151" calcext:value-type="float">
            <text:p>59.157151</text:p>
          </table:table-cell>
          <table:table-cell table:formula="of:=[.C6]-[.B6]" office:value-type="float" office:value="19.516066" calcext:value-type="float">
            <text:p>19.516066</text:p>
          </table:table-cell>
          <table:table-cell table:style-name="ce5" table:formula="of:=[.A6]/[.D6]" office:value-type="float" office:value="102479.669826901" calcext:value-type="float">
            <text:p>102479.669826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#of Subscribers</text:p>
          </table:table-cell>
          <table:table-cell table:style-name="ce2" office:value-type="string" calcext:value-type="string">
            <text:p># of publishes</text:p>
          </table:table-cell>
          <table:table-cell table:style-name="ce2" office:value-type="string" calcext:value-type="string">
            <text:p># of messages</text:p>
          </table:table-cell>
          <table:table-cell table:style-name="ce2" office:value-type="string" calcext:value-type="string">
            <text:p>Time avg(sec)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Std Dev</text:p>
          </table:table-cell>
          <table:table-cell table:style-name="ce2" office:value-type="string" calcext:value-type="string">
            <text:p>Std Dev %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17" calcext:value-type="float">
            <text:p>217</text:p>
          </table:table-cell>
          <table:table-cell table:formula="of:=[.A10]*[.B10]" office:value-type="float" office:value="108500000" calcext:value-type="float">
            <text:p>108500000</text:p>
          </table:table-cell>
          <table:table-cell table:formula="of:=1195069.55299539/1000000" office:value-type="float" office:value="1.19506955299539" calcext:value-type="float">
            <text:p>1.195069553</text:p>
          </table:table-cell>
          <table:table-cell table:formula="of:=[.A10]/[.D10]" office:value-type="float" office:value="418385.690394983" calcext:value-type="float">
            <text:p>418385.69039498</text:p>
          </table:table-cell>
          <table:table-cell table:style-name="ce6" table:formula="of:=133497.720881935/1000000" office:value-type="float" office:value="0.133497720881935" calcext:value-type="float">
            <text:p>0.13349772</text:p>
          </table:table-cell>
          <table:table-cell table:style-name="ce4" table:formula="of:=100*[.F10]/[.D10]" office:value-type="float" office:value="11.170707223469" calcext:value-type="float">
            <text:p>11.17070722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58" calcext:value-type="float">
            <text:p>258</text:p>
          </table:table-cell>
          <table:table-cell table:formula="of:=[.A11]*[.B11]" office:value-type="float" office:value="103200000" calcext:value-type="float">
            <text:p>103200000</text:p>
          </table:table-cell>
          <table:table-cell table:style-name="ce4" table:formula="of:=978089.511627907/[.E7]" office:value-type="float" office:value="0.978089511627907" calcext:value-type="float">
            <text:p>0.978089512</text:p>
          </table:table-cell>
          <table:table-cell table:formula="of:=[.A11]/[.D11]" office:value-type="float" office:value="408960.524823797" calcext:value-type="float">
            <text:p>408960.52482380</text:p>
          </table:table-cell>
          <table:table-cell table:style-name="ce6" table:formula="of:=104236.298820109/[.E7]" office:value-type="float" office:value="0.104236298820109" calcext:value-type="float">
            <text:p>0.10423630</text:p>
          </table:table-cell>
          <table:table-cell table:style-name="ce4" table:formula="of:=100*[.F11]/[.D11]" office:value-type="float" office:value="10.6571328677905" calcext:value-type="float">
            <text:p>10.657132868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48" calcext:value-type="float">
            <text:p>148</text:p>
          </table:table-cell>
          <table:table-cell table:formula="of:=[.A12]*[.B12]" office:value-type="float" office:value="88800000" calcext:value-type="float">
            <text:p>88800000</text:p>
          </table:table-cell>
          <table:table-cell table:style-name="ce4" table:formula="of:=1486919.69594595/[.E7]" office:value-type="float" office:value="1.48691969594595" calcext:value-type="float">
            <text:p>1.486919696</text:p>
          </table:table-cell>
          <table:table-cell table:formula="of:=[.A12]/[.D12]" office:value-type="float" office:value="403518.765428883" calcext:value-type="float">
            <text:p>403518.76542888</text:p>
          </table:table-cell>
          <table:table-cell table:style-name="ce6" table:formula="of:=158742.443355099/[.E7]" office:value-type="float" office:value="0.158742443355099" calcext:value-type="float">
            <text:p>0.15874244</text:p>
          </table:table-cell>
          <table:table-cell table:formula="of:=100*[.F12]/[.D12]" office:value-type="float" office:value="10.675925793969" calcext:value-type="float">
            <text:p>10.675925794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80" calcext:value-type="float">
            <text:p>180</text:p>
          </table:table-cell>
          <table:table-cell table:formula="of:=[.A13]*[.B13]" office:value-type="float" office:value="126000000" calcext:value-type="float">
            <text:p>126000000</text:p>
          </table:table-cell>
          <table:table-cell table:style-name="ce4" table:formula="of:=1734190.38333333/[.E7]" office:value-type="float" office:value="1.73419038333333" calcext:value-type="float">
            <text:p>1.734190383</text:p>
          </table:table-cell>
          <table:table-cell table:formula="of:=[.A13]/[.D13]" office:value-type="float" office:value="403646.570023363" calcext:value-type="float">
            <text:p>403646.57002336</text:p>
          </table:table-cell>
          <table:table-cell table:style-name="ce6" table:formula="of:=187581.729034048/[.E7]" office:value-type="float" office:value="0.187581729034048" calcext:value-type="float">
            <text:p>0.18758173</text:p>
          </table:table-cell>
          <table:table-cell table:style-name="ce4" table:formula="of:=100*[.F13]/[.D13]" office:value-type="float" office:value="10.8166745033779" calcext:value-type="float">
            <text:p>10.816674503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358" calcext:value-type="float">
            <text:p>358</text:p>
          </table:table-cell>
          <table:table-cell table:formula="of:=[.A14]*[.B14]" office:value-type="float" office:value="268500000" calcext:value-type="float">
            <text:p>268500000</text:p>
          </table:table-cell>
          <table:table-cell table:style-name="ce4" table:formula="of:=1865533.51675978/[.E7]" office:value-type="float" office:value="1.86553351675978" calcext:value-type="float">
            <text:p>1.865533517</text:p>
          </table:table-cell>
          <table:table-cell table:formula="of:=[.A14]/[.D14]" office:value-type="float" office:value="402029.764280336" calcext:value-type="float">
            <text:p>402029.76428034</text:p>
          </table:table-cell>
          <table:table-cell table:style-name="ce6" table:formula="of:=207362.54658213/[.E7]" office:value-type="float" office:value="0.20736254658213" calcext:value-type="float">
            <text:p>0.20736255</text:p>
          </table:table-cell>
          <table:table-cell table:style-name="ce4" table:formula="of:=100*[.F14]/[.D14]" office:value-type="float" office:value="11.1154554297312" calcext:value-type="float">
            <text:p>11.11545543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83" calcext:value-type="float">
            <text:p>183</text:p>
          </table:table-cell>
          <table:table-cell table:formula="of:=[.A15]*[.B15]" office:value-type="float" office:value="146400000" calcext:value-type="float">
            <text:p>146400000</text:p>
          </table:table-cell>
          <table:table-cell table:style-name="ce4" table:formula="of:=1994457.98360656/[.E7]" office:value-type="float" office:value="1.99445798360656" calcext:value-type="float">
            <text:p>1.994457984</text:p>
          </table:table-cell>
          <table:table-cell table:formula="of:=[.A15]/[.D15]" office:value-type="float" office:value="401111.483207767" calcext:value-type="float">
            <text:p>401111.48320777</text:p>
          </table:table-cell>
          <table:table-cell table:formula="of:=227285.259958274/[.E7]" office:value-type="float" office:value="0.227285259958274" calcext:value-type="float">
            <text:p>0.22728526</text:p>
          </table:table-cell>
          <table:table-cell table:style-name="ce4" table:formula="of:=100*[.F15]/[.D15]" office:value-type="float" office:value="11.3958409666408" calcext:value-type="float">
            <text:p>11.39584096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10" calcext:value-type="float">
            <text:p>110</text:p>
          </table:table-cell>
          <table:table-cell table:formula="of:=[.A16]*[.B16]" office:value-type="float" office:value="110000000" calcext:value-type="float">
            <text:p>110000000</text:p>
          </table:table-cell>
          <table:table-cell table:style-name="ce4" table:formula="of:=3003416.34545454/[.E7]" office:value-type="float" office:value="3.00341634545454" calcext:value-type="float">
            <text:p>3.003416345</text:p>
          </table:table-cell>
          <table:table-cell table:style-name="Default" table:formula="of:=[.A16]/[.D16]" office:value-type="float" office:value="332954.17117691" calcext:value-type="float">
            <text:p>332954.17117691</text:p>
          </table:table-cell>
          <table:table-cell table:style-name="ce6" table:formula="of:=2374762.85903044/[.E7]" office:value-type="float" office:value="2.37476285903044" calcext:value-type="float">
            <text:p>2.37476286</text:p>
          </table:table-cell>
          <table:table-cell table:formula="of:=100*[.F16]/[.D16]" office:value-type="float" office:value="79.0687199470189" calcext:value-type="float">
            <text:p>79.0687199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7" loext:min-decimal-places="7" number:min-integer-digits="1" number:grouping="true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20:34:38.569858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8:41:42.454995135</meta:creation-date>
    <dc:date>2017-01-10T20:46:27.627857594</dc:date>
    <meta:editing-duration>PT48M18S</meta:editing-duration>
    <meta:editing-cycles>13</meta:editing-cycles>
    <meta:generator>LibreOffice/5.1.4.2$Linux_X86_64 LibreOffice_project/10m0$Build-2</meta:generator>
    <meta:document-statistic meta:table-count="1" meta:cell-count="87" meta:object-count="0"/>
  </office:meta>
</office:document-meta>
</file>